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3" svg:font-family="Arial" style:font-family-generic="swiss"/>
    <style:font-face style:name="Arial1" svg:font-family="Arial" style:font-family-generic="roman" style:font-pitch="variable"/>
    <style:font-face style:name="Courier New" svg:font-family="'Courier New'"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style:tab-stops>
          <style:tab-stop style:position="0.8862in"/>
          <style:tab-stop style:position="3.3472in"/>
        </style:tab-stops>
      </style:paragraph-properties>
    </style:style>
    <style:style style:name="P2" style:family="paragraph" style:parent-style-name="Standard">
      <style:paragraph-properties>
        <style:tab-stops>
          <style:tab-stop style:position="1.5752in"/>
        </style:tab-stops>
      </style:paragraph-properties>
    </style:style>
    <style:style style:name="P3" style:family="paragraph" style:parent-style-name="Heading_20_3" style:master-page-name="Standard">
      <style:paragraph-properties style:page-number="auto"/>
    </style:style>
    <style:style style:name="T1" style:family="text">
      <style:text-properties style:font-name-complex="F"/>
    </style:style>
    <style:style style:name="T2" style:family="text">
      <style:text-properties style:font-name-asian="Calibri"/>
    </style:style>
    <style:style style:name="T3" style:family="text">
      <style:text-properties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571750948568905135" text:style-name="Outline">
        <text:list-item>
          <text:list>
            <text:list-item>
              <text:list>
                <text:list-item>
                  <text:h text:style-name="P3" text:outline-level="3">Home</text:h>
                </text:list-item>
              </text:list>
            </text:list-item>
          </text:list>
        </text:list-item>
      </text:list>
      <text:p text:style-name="Standard"><text:span text:style-name="_3c_code_3e_"><text:span text:style-name="T1">Wat is belangrijk ('blokken'):</text:span></text:span></text:p>
      <text:p text:style-name="Standard"><text:span text:style-name="_3c_code_3e_"><text:span text:style-name="T1">* Producten (afb)-&gt; doorklikken</text:span></text:span></text:p>
      <text:p text:style-name="Standard"><text:span text:style-name="_3c_code_3e_"><text:span text:style-name="T1">* Info: <text:s/>'vriendelijk bedrijf, </text:span></text:span></text:p>
      <text:p text:style-name="Standard"><text:span text:style-name="_3c_code_3e_"><text:span text:style-name="T1"><text:s text:c="4"/>vakmanschap'</text:span></text:span></text:p>
      <text:p text:style-name="Standard"><text:span text:style-name="_3c_code_3e_"><text:span text:style-name="T1">* Reparaties/stemmen</text:span></text:span></text:p>
      <text:p text:style-name="Standard"><text:span text:style-name="_3c_code_3e_"><text:span text:style-name="T1">* Verhuizen/transport</text:span></text:span></text:p>
      <text:p text:style-name="Standard"/>
      <text:list xml:id="list33704874" text:continue-numbering="true" text:style-name="Outline">
        <text:list-item>
          <text:list>
            <text:list-item>
              <text:h text:style-name="Heading_20_2" text:outline-level="2">Piano’s en vleugels</text:h>
            </text:list-item>
          </text:list>
        </text:list-item>
      </text:list>
      <text:p text:style-name="Standard">We hebben altijd zo’n 15 tot 20 gebruikte piano’s en vleugels in onze showroom staan in verschillende prijsklassen, dus er staat voor u wellicht ook een piano of vleugel tussen. Bekijk ons aanbod piano’s <text:span text:style-name="_3c_code_3e_"><text:span text:style-name="T1">[link naar de pagina]</text:span></text:span> en vleugels <text:span text:style-name="_3c_code_3e_"><text:span text:style-name="T1">[link naar de pagina]</text:span></text:span></text:p>
      <text:p text:style-name="Standard"/>
      <text:p text:style-name="Standard">Ook kunt u bij ons terecht als u een nieuwe piano of vleugel zoekt. We zijn de Nederlandse dealer van Feurich. U kunt diverse modellen bij ons proberen. We nemen graag alle tijd voor u. Maak nu een afspraak &gt;&gt; <text:span text:style-name="_3c_code_3e_"><text:span text:style-name="T1">[link naar contactpagina]</text:span></text:span></text:p>
      <text:p text:style-name="Standard"/>
      <text:list xml:id="list33691986" text:continue-numbering="true" text:style-name="Outline">
        <text:list-item>
          <text:list>
            <text:list-item>
              <text:h text:style-name="Heading_20_2" text:outline-level="2">Over ons</text:h>
            </text:list-item>
          </text:list>
        </text:list-item>
      </text:list>
      <text:p text:style-name="Standard">Sloot Pianoservice is opgericht in 1983. Wij zijn een vriendelijk, lokaal bedrijf met een grote passie voor muziek in vele genres. Sloot Pianoservice is gevestigd in Doetinchem. Onze klanten vinden we door heel Nederland en vooral in de Achterhoek. We bieden een scala aan diensten op het gebeid van verkoop, huur, transport en taxatie voor zowel particulieren, bedrijven en evenementen. Kom eens langs om uw wensen met ons te bespreken.</text:p>
      <text:list xml:id="list33684642" text:continue-numbering="true" text:style-name="Outline">
        <text:list-item>
          <text:list>
            <text:list-item>
              <text:h text:style-name="Heading_20_2" text:outline-level="2">Reparaties en stemmen</text:h>
            </text:list-item>
          </text:list>
        </text:list-item>
      </text:list>
      <text:p text:style-name="Standard">We komen graag bij u langs om uw piano of vleugel te stemmen. Bekijk onze tarieven <text:span text:style-name="_3c_code_3e_"><text:span text:style-name="T1">[link naar de pagina stemmen]</text:span></text:span>. Daarnaast zijn we gespecialiseerd in het repareren en reviseren van piano’s en vleugels. We doen dat in onze uitgebreide, eigen werkplaats. We reviseren instrumenten voor de verkoop, maar ook in opdracht van de eigenaar. </text:p>
      <text:p text:style-name="Standard"/>
      <text:list xml:id="list33707142" text:continue-numbering="true" text:style-name="Outline">
        <text:list-item>
          <text:list>
            <text:list-item>
              <text:h text:style-name="Heading_20_2" text:outline-level="2">Verhuur en transport</text:h>
            </text:list-item>
          </text:list>
        </text:list-item>
      </text:list>
      <text:p text:style-name="Standard">Wilt u een piano huren voor een bijzonder gelegenheid of concert? We hebben daarvoor diverse instrumenten staan. Kom gerust eens langs. Er staat beslist een passend instrument voor u. Bekijk de tarieven voor de huur van een piano of vleugel <text:span text:style-name="_3c_code_3e_"><text:span text:style-name="T1">[Link naar de pagina verhuur]</text:span></text:span></text:p>
      <text:p text:style-name="Standard"/>
      <text:p text:style-name="Standard">Gaat u verhuizen of heeft u elders een piano of vleugel gekocht? We verzorgen graag voor u het transport. In onze 35-jarig bestaan zijn we de expert in het vervoeren van piano’s en vleugels. Meer over transport en verhuizen <text:span text:style-name="_3c_code_3e_"><text:span text:style-name="T1">[link naar de pagina transport]</text:span></text:span> </text:p>
      <text:list xml:id="list33706837" text:continue-numbering="true" text:style-name="Outline">
        <text:list-item>
          <text:list>
            <text:list-item>
              <text:list>
                <text:list-item>
                  <text:h text:style-name="Heading_20_3" text:outline-level="3">Piano's</text:h>
                </text:list-item>
              </text:list>
            </text:list-item>
          </text:list>
        </text:list-item>
      </text:list>
      <text:p text:style-name="Standard"><text:span text:style-name="_3c_code_3e_"><text:span text:style-name="T1">Nieuw</text:span></text:span></text:p>
      <text:p text:style-name="Standard"><text:span text:style-name="_3c_code_3e_"><text:span text:style-name="T1">2e-hands</text:span></text:span></text:p>
      <text:p text:style-name="Standard"><text:span text:style-name="_3c_code_3e_"><text:span text:style-name="T1">Info - wat komt erbij kijken</text:span></text:span></text:p>
      <text:p text:style-name="Standard"><text:span text:style-name="_3c_code_3e_"><text:span text:style-name="T1">Onze merken </text:span></text:span></text:p>
      <text:p text:style-name="Standard"><text:span text:style-name="_3c_code_3e_"><text:span text:style-name="T1">Naar contact</text:span></text:span></text:p>
      <text:list xml:id="list33709999" text:continue-numbering="true" text:style-name="Outline">
        <text:list-item>
          <text:list>
            <text:list-item>
              <text:h text:style-name="Heading_20_2" text:outline-level="2"><text:soft-page-break/>Nieuwe piano’s</text:h>
            </text:list-item>
          </text:list>
        </text:list-item>
      </text:list>
      <text:p text:style-name="Standard">We zijn sinds 19xx dealer van Feurich piano’s en vleugels. Deze instrumenten zijn van een bijzonder goede kwaliteit voor de prijs. Daarmee wordt het spelen op ene nieuwe piano haalbaar voor veel mensen. Bekijk de video’s hieronder, of kom gewoon langs in onze showroom. We hebben er altijd wel enkele demonstratiemodellen staan.</text:p>
      <text:p text:style-name="Standard"/>
      <text:list xml:id="list33688515" text:continue-numbering="true" text:style-name="Outline">
        <text:list-item>
          <text:list>
            <text:list-item>
              <text:h text:style-name="Heading_20_2" text:outline-level="2">Tweedehands piano’s </text:h>
            </text:list-item>
          </text:list>
        </text:list-item>
      </text:list>
      <text:p text:style-name="Standard">Naast de nieuwe piano’s kunt u bij ons ook uw piano inruilen. We hebben altijd zo’n 15 verschillende piano’s op voorraad. Hieronder vindt u de modellen die we momenteel op voorraad hebben. Heeft u interesse, neem dan even contact met ons op.<text:span text:style-name="_3c_code_3e_"><text:span text:style-name="T1">[link naar de contactpagina]</text:span></text:span> </text:p>
      <text:p text:style-name="Standard"/>
      <text:p text:style-name="Standard"><text:span text:style-name="_3c_code_3e_"><text:span text:style-name="T1">[Productpresentatie, geprogrammeerd met doorklikken per product]</text:span></text:span></text:p>
      <text:list xml:id="list33690062" text:continue-numbering="true" text:style-name="Outline">
        <text:list-item>
          <text:list>
            <text:list-item>
              <text:list>
                <text:list-item>
                  <text:h text:style-name="Heading_20_3" text:outline-level="3">Vleugels</text:h>
                </text:list-item>
              </text:list>
            </text:list-item>
          </text:list>
        </text:list-item>
      </text:list>
      <text:p text:style-name="Standard"><text:span text:style-name="_3c_code_3e_"><text:span text:style-name="T1">Nieuw</text:span></text:span></text:p>
      <text:p text:style-name="Standard"><text:span text:style-name="_3c_code_3e_"><text:span text:style-name="T1">2e-hands</text:span></text:span></text:p>
      <text:p text:style-name="Standard"><text:span text:style-name="_3c_code_3e_"><text:span text:style-name="T1">Info - wat komt er bij kijken</text:span></text:span></text:p>
      <text:p text:style-name="Standard"><text:span text:style-name="_3c_code_3e_"><text:span text:style-name="T1">Onze merken </text:span></text:span></text:p>
      <text:p text:style-name="Standard"><text:span text:style-name="_3c_code_3e_"><text:span text:style-name="T1">Naar contact</text:span></text:span></text:p>
      <text:list xml:id="list33695696" text:continue-numbering="true" text:style-name="Outline">
        <text:list-item>
          <text:list>
            <text:list-item>
              <text:h text:style-name="Heading_20_2" text:outline-level="2">Nieuwe vleugels</text:h>
            </text:list-item>
          </text:list>
        </text:list-item>
      </text:list>
      <text:p text:style-name="Standard">We zijn sinds 19xx dealer van Feurich piano’s en vleugels. Deze instrumenten zijn van een bijzonder goede kwaliteit voor de prijs. Daarmee wordt het spelen op een nieuwe vleugel haalbaar voor veel mensen. Bekijk de video’s hieronder, of kom gewoon langs in onze showroom. We hebben er altijd wel enkele demonstratiemodellen staan.</text:p>
      <text:p text:style-name="Standard"/>
      <text:list xml:id="list33708185" text:continue-numbering="true" text:style-name="Outline">
        <text:list-item>
          <text:list>
            <text:list-item>
              <text:h text:style-name="Heading_20_2" text:outline-level="2">Tweedehands vleugels </text:h>
            </text:list-item>
          </text:list>
        </text:list-item>
      </text:list>
      <text:p text:style-name="Standard">Naast de nieuwe vleugels kunt u bij ons ook uw piano inruilen. We hebben altijd zo’n 15 verschillende vleugels op voorraad. Hieronder vindt u de modellen die we momenteel op voorraad hebben. Heeft u interesse, neem dan even contact met ons op.<text:span text:style-name="_3c_code_3e_"><text:span text:style-name="T1"> [link naar de contactpagina]</text:span></text:span> </text:p>
      <text:p text:style-name="Standard"/>
      <text:p text:style-name="Standard"><text:span text:style-name="_3c_code_3e_"><text:span text:style-name="T1">[Productpresentatie, geprogrammeerd met doorklikken per product]</text:span></text:span></text:p>
      <text:p text:style-name="Standard"/>
      <text:list xml:id="list33713224" text:continue-numbering="true" text:style-name="Outline">
        <text:list-item>
          <text:list>
            <text:list-item>
              <text:list>
                <text:list-item>
                  <text:h text:style-name="Heading_20_3" text:outline-level="3">Huren</text:h>
                </text:list-item>
              </text:list>
            </text:list-item>
          </text:list>
        </text:list-item>
      </text:list>
      <text:p text:style-name="Standard"><text:span text:style-name="_3c_code_3e_"><text:span text:style-name="T1">Waarom</text:span></text:span></text:p>
      <text:p text:style-name="Standard"><text:span text:style-name="_3c_code_3e_"><text:span text:style-name="T1">Waarom bij ons</text:span></text:span></text:p>
      <text:p text:style-name="Standard"><text:span text:style-name="_3c_code_3e_"><text:span text:style-name="T1">Prijzen</text:span></text:span></text:p>
      <text:p text:style-name="Standard"><text:span text:style-name="_3c_code_3e_"><text:span text:style-name="T1">Voorbeelden </text:span></text:span></text:p>
      <text:p text:style-name="Standard"><text:span text:style-name="_3c_code_3e_"><text:span text:style-name="T1">Naar contact / offerte</text:span></text:span></text:p>
      <text:p text:style-name="Standard"/>
      <text:list xml:id="list33686482" text:continue-numbering="true" text:style-name="Outline">
        <text:list-item>
          <text:list>
            <text:list-item>
              <text:h text:style-name="Heading_20_2" text:outline-level="2">Huren van een piano of vleugel</text:h>
            </text:list-item>
          </text:list>
        </text:list-item>
      </text:list>
      <text:p text:style-name="Standard">Wilt u een piano/vleugel huren voor een feest, een concert of een andere bijzondere gebeurtenis?</text:p>
      <text:p text:style-name="Standard"><text:soft-page-break/>Dan hebben wij voor dit soort gelegenheden een diverse instrumenten staan. Neem contact met ons op per telefoon (06-xxxxx) of via de contactpagina <text:span text:style-name="_3c_code_3e_"><text:span text:style-name="T1">[link naar de contactpagina]</text:span></text:span> en maak een passende en verantwoorde keuze uit ons aanbod.</text:p>
      <text:p text:style-name="Standard"/>
      <text:list xml:id="list33699691" text:continue-numbering="true" text:style-name="Outline">
        <text:list-item>
          <text:list>
            <text:list-item>
              <text:h text:style-name="Heading_20_2" text:outline-level="2">Tarieven</text:h>
            </text:list-item>
          </text:list>
        </text:list-item>
      </text:list>
      <text:p text:style-name="Standard">Huur piano<text:tab/>€ 175,- per dag <text:s text:c="2"/><text:span text:style-name="_3c_code_3e_"><text:span text:style-name="T1">(per 3 dagen / per week / per maand????)</text:span></text:span></text:p>
      <text:p text:style-name="Standard">Huur vleugel<text:tab/>€ 400,- per dag</text:p>
      <text:p text:style-name="Standard"/>
      <text:p text:style-name="Standard">Dit tarief is inclusief transportkosten binnen Doetinchem en het stemmen van het instrument</text:p>
      <text:p text:style-name="Standard">Buiten Doetinchem geldt een aangepast tarief</text:p>
      <text:p text:style-name="Standard"><text:span text:style-name="_3c_code_3e_"><text:span text:style-name="T1">(Tarief? Per km???)</text:span></text:span></text:p>
      <text:p text:style-name="Standard">(De prijzen zijn incl. btw)</text:p>
      <text:p text:style-name="Standard"/>
      <text:list xml:id="list33691709" text:continue-numbering="true" text:style-name="Outline">
        <text:list-item>
          <text:list>
            <text:list-item>
              <text:h text:style-name="Heading_20_2" text:outline-level="2">Voorbeelden</text:h>
            </text:list-item>
          </text:list>
        </text:list-item>
      </text:list>
      <text:p text:style-name="Standard">Onze piano’s en vleugels vindt u bijvoorbeeld regelmatig bij concerten in Amphion, De Gruitpoort, Muziekschool Oost-Gelderland, DRU-zaal en vele andere locaties in de Achterhoek.</text:p>
      <text:list xml:id="list33686658" text:continue-numbering="true" text:style-name="Outline">
        <text:list-item>
          <text:list>
            <text:list-item>
              <text:list>
                <text:list-item>
                  <text:h text:style-name="Heading_20_3" text:outline-level="3">Reparaties</text:h>
                </text:list-item>
              </text:list>
            </text:list-item>
          </text:list>
        </text:list-item>
      </text:list>
      <text:p text:style-name="Standard"><text:span text:style-name="_3c_code_3e_"><text:span text:style-name="T1">Waarom</text:span></text:span></text:p>
      <text:p text:style-name="Standard"><text:span text:style-name="_3c_code_3e_"><text:span text:style-name="T1">Waarom bij ons</text:span></text:span></text:p>
      <text:p text:style-name="Standard"><text:span text:style-name="_3c_code_3e_"><text:span text:style-name="T1">[Welke onderdelen?]</text:span></text:span></text:p>
      <text:p text:style-name="Standard"><text:span text:style-name="_3c_code_3e_"><text:span text:style-name="T1">Voorbeelden</text:span></text:span></text:p>
      <text:p text:style-name="Standard"><text:span text:style-name="_3c_code_3e_"><text:span text:style-name="T1">Kosten/baten </text:span></text:span></text:p>
      <text:p text:style-name="Standard"><text:span text:style-name="_3c_code_3e_"><text:span text:style-name="T1">Naar contact / offerte</text:span></text:span></text:p>
      <text:p text:style-name="Standard"/>
      <text:p text:style-name="Standard">Het repareren of reviseren van een piano of vleugel vraagt om passie en expertise. Passie om door te gaan tot het instrument weer in uitmuntende staat is, expertise van de technieken waaruit piano’s en vleugels bestaan.</text:p>
      <text:p text:style-name="Standard"/>
      <text:p text:style-name="Standard">Eric Sloot heeft meer dan 35 ervaring in het repareren en reviseren van piano’s en vleugels. Ook Rutger is inmiddels zeer deskundig in het vak. Beide zijn ze van huis uit zeer gedreven om van ieder instrument dat ze onderhanden nemen, weer een topinstrument te maken.</text:p>
      <text:p text:style-name="Standard"/>
      <text:p text:style-name="Standard">Neem gerust contact met ons op <text:span text:style-name="_3c_code_3e_"><text:span text:style-name="T1">[link naar de contactpagina]</text:span></text:span> <text:s/>om en mogelijke revisie of reparatie van uw piano of vleugel door ons te laten beoordelen en begroten. We bespreken graag met u de mogelijkheden en de kosten/baten voor u. We maken graag een gerichte offerte, zodat u weet wat u te wachten staat.</text:p>
      <text:p text:style-name="Standard"/>
      <text:list xml:id="list33705780" text:continue-numbering="true" text:style-name="Outline">
        <text:list-item>
          <text:list>
            <text:list-item>
              <text:list>
                <text:list-item>
                  <text:h text:style-name="Heading_20_3" text:outline-level="3">Stemmen</text:h>
                </text:list-item>
              </text:list>
            </text:list-item>
          </text:list>
        </text:list-item>
      </text:list>
      <text:p text:style-name="Standard"><text:span text:style-name="_3c_code_3e_"><text:span text:style-name="T2">Waarom<text:line-break/>Frequentie<text:line-break/>Prijs / afspraken <text:line-break/>Naar contact / afspraak</text:span></text:span><text:span text:style-name="_3c_code_3e_"><text:span text:style-name="T1"> </text:span></text:span></text:p>
      <text:p text:style-name="Standard"/>
      <text:p text:style-name="Standard">Het is belangrijk dat een piano of vleugel regelmatig gestemd wordt. Dan blijft deze op de juiste toonhoogte en worden eventuele onzuivere noten gecorrigeerd. Iedere noot bestaat uit <text:soft-page-break/>meerdere snaren die tezamen het geluid geven. Omdat het instrument een natuurproduct is, verlopen de snaren langzaam maar zeker. Daarom is regelmatig stemmen nodig.</text:p>
      <text:p text:style-name="Standard"/>
      <text:p text:style-name="Standard">Het aantal keer per jaar dat een piano of vleugel gestemd moet worden is afhankelijk van de <text:span text:style-name="T3">speelintensiteit</text:span>, hoe veel en hoe intensief er op gespeeld wordt, en de <text:span text:style-name="T3">stemvastheid</text:span>, die vooral wordt bepaald door het stemblok (zie afbeelding)</text:p>
      <text:p text:style-name="Standard"/>
      <text:p text:style-name="Standard">We geven u graag advies over hoe vaak uw piano of vleugel gestemd wordt. </text:p>
      <text:p text:style-name="Standard"/>
      <text:p text:style-name="Standard">Wanneer een piano of vleugel langere tijd niet gestemd is, dan zakt de toonhoogte van het instrument. Dat betekent dat het gehele instrument op toon getrokken moet worden, om weer goed te klinken. Vooral als u ook met andere instrumenten samenspeelt is dat een vereiste. Het op toon trekken van een piano of vleugel is vaak een taak van wat langere adem: in één tot meerdere stembeurten verhogen we de toon steeds iets meer, om te voorkomen dat er in één keer te veel spanning op het stemblok komt te staan waardoor het blok kan gaan scheuren of andere mankementen gaat vertonen Ook hierover geven we u graag en deskundig advies. </text:p>
      <text:p text:style-name="Standard"/>
      <text:p text:style-name="Standard">Moet uw piano of vleugel gestemd worden? Neem dan contact met ons op. Dat kan per telefoon: Eric: 06-22187427 <text:span text:style-name="_3c_code_3e_"><text:span text:style-name="T1">[tel-link!]</text:span></text:span> of Rutger: 06-29052155 <text:span text:style-name="_3c_code_3e_"><text:span text:style-name="T1">[tel-link!]</text:span></text:span> of vul het contactformulier <text:span text:style-name="_3c_code_3e_"><text:span text:style-name="T1">[link naar contactformulier]</text:span></text:span>in. Dan maken we zo snel mogelijk een afspraak met u om te stemmen.</text:p>
      <text:p text:style-name="Standard"/>
      <text:list xml:id="list33705366" text:continue-numbering="true" text:style-name="Outline">
        <text:list-item>
          <text:list>
            <text:list-item>
              <text:list>
                <text:list-item>
                  <text:h text:style-name="Heading_20_3" text:outline-level="3">Transport</text:h>
                </text:list-item>
              </text:list>
            </text:list-item>
          </text:list>
        </text:list-item>
      </text:list>
      <text:p text:style-name="Standard">Het transport van een piano of vleugel vraagt om speciale aanpak. Het instrument moet daarbij zo min mogelijk ‘lijden’. Al meer dan 35 jaar verhuizen wij piano’s en vleugels naar volle tevredenheid van onze klanten.</text:p>
      <text:p text:style-name="Standard"><text:s/></text:p>
      <text:p text:style-name="Standard">Of het nu gaat om een door u particulier aangekochte piano of vleugel, om de tijdelijke plaatsing van een gehuurd instrument, of als u zelf gaat verhuizen en de piano of vleugel naar uw nieuwe huis gaat, alle gelijkvloerse transporten verzorgen we geheel zelf. Voor transporten van of naar een verdieping verwijzen we u door naar een erkend verhuizer. Deze beschikt daarvoor over alle noodzakelijke hulpmiddelen. Uiteraard is uw instrument tijdens het transport goed verzekerd. </text:p>
      <text:p text:style-name="Standard"/>
      <text:list xml:id="list33706053" text:continue-numbering="true" text:style-name="Outline">
        <text:list-item>
          <text:list>
            <text:list-item>
              <text:h text:style-name="Heading_20_2" text:outline-level="2">Tarieven</text:h>
            </text:list-item>
          </text:list>
        </text:list-item>
      </text:list>
      <text:p text:style-name="Standard">Voor het verhuizen en overig transport hanteren we de volgende tarieven:</text:p>
      <text:p text:style-name="Standard"/>
      <text:p text:style-name="P1"><text:tab/>Binnen Regio Doetinchem<text:tab/>Buiten Regio Doetinchem</text:p>
      <text:p text:style-name="P1">Piano<text:tab/>€ 125,-<text:tab/>€ 150,-</text:p>
      <text:p text:style-name="P1"/>
      <text:p text:style-name="P1">Vleugel<text:tab/>€ 200,-<text:tab/>€ 250,-</text:p>
      <text:p text:style-name="P1"/>
      <text:p text:style-name="P1">Dit betreft het starttarief voor het eerste uur, incl. b.t.w.<text:line-break/>Na het eerste uur komt er per uur € 60,- bij (incl. b.t.w.)</text:p>
      <text:p text:style-name="P1"/>
      <text:p text:style-name="P1">Bel ons gerust om een prijsopgave of om meteen een afspraak te maken: Eric: 06-22187427 <text:span text:style-name="_3c_code_3e_"><text:span text:style-name="T1">[tel-link!]</text:span></text:span> of Rutger: 06-29052155 <text:span text:style-name="_3c_code_3e_"><text:span text:style-name="T1">[tel-link!]</text:span></text:span> Of vul het contactformulier in <text:span text:style-name="_3c_code_3e_"><text:span text:style-name="T1">[link naar contactformulier]</text:span></text:span></text:p>
      <text:list xml:id="list33702706" text:continue-numbering="true" text:style-name="Outline">
        <text:list-item>
          <text:list>
            <text:list-item>
              <text:list>
                <text:list-item>
                  <text:h text:style-name="Heading_20_3" text:outline-level="3"><text:soft-page-break/>Over ons</text:h>
                </text:list-item>
              </text:list>
            </text:list-item>
            <text:list-item>
              <text:h text:style-name="Heading_20_2" text:outline-level="2">Eric Sloot &amp; Zn. Pianoservice</text:h>
            </text:list-item>
          </text:list>
        </text:list-item>
      </text:list>
      <text:p text:style-name="Standard"/>
      <text:p text:style-name="Standard">U kunt bij ons terecht voor advies als u een piano of vleugel wilt kopen, of wilt verkopen. We zijn gespecialiseerd i Steinway, Yamaha, Bosendorfer, Kawai, Schimmel en vele andere merken. We hebben altijd 15 tot 20 gebruikte piano’s en meerdere vleugels in onze werkplaats staan. Bovendien zijn we in Nederland de exclusieve dealer voor Feurich piano’s en vleugels. </text:p>
      <text:p text:style-name="Standard"/>
      <text:p text:style-name="Standard">We zijn oprecht geïnteresseerd in uw wensen op dit gebied en denken graag met u mee.</text:p>
      <text:p text:style-name="Standard"/>
      <text:p text:style-name="Standard">Eric en Rutger Sloot zijn uitstekende experts met veel oog voor de mens achter de klant. Op afspraak kunt u bij ons terecht om een instrument uit te zoeken, of te bespreken wat u zoekt. We nemen dan ook graag de tijd om u van alle adviezen te voorzien omtrent piano’s en vleugels.</text:p>
      <text:p text:style-name="Standard"/>
      <text:p text:style-name="Standard"/>
      <text:list xml:id="list33709105" text:continue-numbering="true" text:style-name="Outline">
        <text:list-item>
          <text:list>
            <text:list-item>
              <text:h text:style-name="Heading_20_2" text:outline-level="2">Eric Sloot</text:h>
            </text:list-item>
          </text:list>
        </text:list-item>
      </text:list>
      <text:p text:style-name="Standard"><text:span text:style-name="_3c_code_3e_"><text:span text:style-name="T1">[Foto] </text:span></text:span></text:p>
      <text:p text:style-name="Standard">Zo’n 35 jaar geleden begon ik met mijn pianobedrijf als gecertificeerd pianostemmer. Met mijn achtergrond als muzikant (zanger/gitarist van diverse bands in Doetinchem) lag mijn hart van jongs af aan al bij de muziek. In al die jaren heb ik grote klantenkring kunnen opbouwen. Daarnaast ben ik in die tijd ook begonnen met de in- en verkoop van piano’s en vleugels. </text:p>
      <text:p text:style-name="Standard"/>
      <text:p text:style-name="Standard"><text:span text:style-name="_3c_code_3e_"><text:span text:style-name="T1">(Nog aan te vullen met een persoonlijk verhaal...)</text:span></text:span></text:p>
      <text:p text:style-name="Standard"/>
      <text:list xml:id="list33706966" text:continue-numbering="true" text:style-name="Outline">
        <text:list-item>
          <text:list>
            <text:list-item>
              <text:h text:style-name="Heading_20_2" text:outline-level="2">Rutger Sl<text:bookmark text:name="Bookmark"/>oot</text:h>
            </text:list-item>
          </text:list>
        </text:list-item>
      </text:list>
      <text:p text:style-name="Standard"><text:span text:style-name="_3c_code_3e_"><text:span text:style-name="T1">[foto]</text:span></text:span></text:p>
      <text:p text:style-name="Standard"><text:span text:style-name="_3c_code_3e_"><text:span text:style-name="T1">(Eigen verhaal)</text:span></text:span></text:p>
      <text:p text:style-name="Standard"/>
      <text:list xml:id="list33692988" text:continue-numbering="true" text:style-name="Outline">
        <text:list-item>
          <text:list>
            <text:list-item>
              <text:list>
                <text:list-item>
                  <text:h text:style-name="Heading_20_3" text:outline-level="3">Contact</text:h>
                </text:list-item>
              </text:list>
            </text:list-item>
          </text:list>
        </text:list-item>
      </text:list>
      <text:p text:style-name="Standard">Contactformulier: <text:s/></text:p>
      <text:p text:style-name="P2">Bedrijf <text:s text:c="2"/><text:tab/>……..</text:p>
      <text:p text:style-name="P2">*Naam <text:s/><text:tab/>……..</text:p>
      <text:p text:style-name="P2">*Email<text:tab/>……..</text:p>
      <text:p text:style-name="P2">Adres<text:tab/>……..</text:p>
      <text:p text:style-name="P2">Tel<text:tab/>……..</text:p>
      <text:p text:style-name="P2">*Omschrijving<text:tab/>……..</text:p>
      <text:p text:style-name="Standard"/>
      <text:p text:style-name="Standard">(* verplicht)</text:p>
      <text:p text:style-name="Standard"/>
      <text:p text:style-name="Standard"><text:span text:style-name="_3c_code_3e_"><text:span text:style-name="T1">Afbeelding Google Maps en link naar routeplanner</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3" svg:font-family="Arial" style:font-family-generic="swiss"/>
    <style:font-face style:name="Arial1" svg:font-family="Arial" style:font-family-generic="roman" style:font-pitch="variable"/>
    <style:font-face style:name="Courier New" svg:font-family="'Courier New'"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nl" fo:country="NL"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rebuchet MS" fo:font-size="10pt" fo:language="nl" fo:country="NL" style:font-name-asian="SimSun" style:font-size-asian="10pt" style:language-asian="en" style:country-asian="US" style:font-name-complex="F"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line-height="0.1945in" fo:orphans="2" fo:widows="2" style:writing-mode="lr-tb"/>
      <style:text-properties style:use-window-font-color="true" style:font-name="Arial1" style:language-asian="nl" style:country-asian="NL" style:font-name-complex="F" style:font-size-complex="11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Standard" style:next-style-name="Text_20_body" style:default-outline-level="1" style:list-style-name="Outline" style:class="text">
      <style:paragraph-properties fo:margin-top="0.1665in" fo:margin-bottom="0in" fo:line-height="100%" fo:keep-together="always" fo:keep-with-next="always"/>
      <style:text-properties style:font-name="Trebuchet MS" fo:font-size="16pt" fo:font-weight="bold" style:font-size-asian="16pt" style:font-weight-asian="bold" style:font-name-complex="F"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1665in" fo:margin-bottom="0in" fo:keep-together="always" fo:keep-with-next="always"/>
      <style:text-properties style:font-name="Trebuchet MS" fo:font-size="13pt" fo:font-weight="bold" style:font-size-asian="13pt" style:font-weight-asian="bold" style:font-name-complex="F" style:font-size-complex="13pt"/>
    </style:style>
    <style:style style:name="Heading_20_3" style:display-name="Heading 3" style:family="paragraph" style:parent-style-name="Standard" style:next-style-name="Text_20_body" style:default-outline-level="3" style:list-style-name="Outline" style:class="text">
      <style:paragraph-properties fo:margin-left="-0.2953in" fo:margin-right="0in" fo:margin-top="0.111in" fo:margin-bottom="0.0835in" fo:keep-together="always" fo:text-indent="0in" style:auto-text-indent="false" fo:keep-with-next="always"/>
      <style:text-properties style:font-name="Trebuchet MS" fo:font-size="14pt" fo:font-style="italic" fo:font-weight="bold" style:font-size-asian="14pt" style:font-style-asian="italic" style:font-weight-asian="bold" style:font-name-complex="F" style:font-size-complex="14pt"/>
    </style:style>
    <style:style style:name="Heading_20_4" style:display-name="Heading 4" style:family="paragraph" style:parent-style-name="Standard" style:next-style-name="Text_20_body" style:default-outline-level="4" style:list-style-name="Outline" style:class="text">
      <style:paragraph-properties fo:margin-top="0.028in" fo:margin-bottom="0in" fo:keep-together="always" fo:keep-with-next="always"/>
      <style:text-properties fo:color="#365f91" style:font-name="Trebuchet MS" fo:font-style="italic" style:font-style-asian="italic" style:font-name-complex="F" style:font-style-complex="italic"/>
    </style:style>
    <style:style style:name="Header" style:family="paragraph" style:parent-style-name="Standard" style:default-outline-level="" style:list-style-name="" style:class="extra">
      <style:paragraph-properties fo:line-height="100%" fo:text-align="center" style:justify-single-word="false" text:number-lines="false" text:line-number="0">
        <style:tab-stops>
          <style:tab-stop style:position="3.15in" style:type="center"/>
          <style:tab-stop style:position="6.3in" style:type="right"/>
        </style:tab-stops>
      </style:paragraph-properties>
      <style:text-properties fo:font-size="9pt" fo:font-weight="bold" style:font-size-asian="9pt" style:font-weight-asian="bold"/>
    </style:style>
    <style:style style:name="Footer" style:family="paragraph" style:parent-style-name="Standard" style:default-outline-level="" style:list-style-name="" style:class="extra">
      <style:paragraph-properties fo:line-height="100%" text:number-lines="false" text:line-number="0">
        <style:tab-stops>
          <style:tab-stop style:position="6.3in" style:type="right"/>
        </style:tab-stops>
      </style:paragraph-properties>
      <style:text-properties fo:font-size="9pt" fo:font-weight="bold" style:font-size-asian="9pt" style:font-weight-asian="bold"/>
    </style:style>
    <style:style style:name="Default_20_Paragraph_20_Font" style:display-name="Default Paragraph Font" style:family="text"/>
    <style:style style:name="Kop_20_1_20_Char" style:display-name="Kop 1 Char" style:family="text" style:parent-style-name="Default_20_Paragraph_20_Font">
      <style:text-properties style:font-name="Trebuchet MS" fo:font-size="16pt" fo:font-weight="bold" style:font-size-asian="16pt" style:language-asian="nl" style:country-asian="NL" style:font-weight-asian="bold" style:font-name-complex="F" style:font-size-complex="16pt"/>
    </style:style>
    <style:style style:name="Kop_20_2_20_Char" style:display-name="Kop 2 Char" style:family="text" style:parent-style-name="Default_20_Paragraph_20_Font">
      <style:text-properties style:font-name="Trebuchet MS" fo:font-size="13pt" fo:font-weight="bold" style:font-size-asian="13pt" style:font-weight-asian="bold" style:font-name-complex="F" style:font-size-complex="13pt"/>
    </style:style>
    <style:style style:name="Kop_20_3_20_Char" style:display-name="Kop 3 Char" style:family="text" style:parent-style-name="Default_20_Paragraph_20_Font">
      <style:text-properties style:font-name="Trebuchet MS" fo:font-size="14pt" fo:font-style="italic" fo:font-weight="bold" style:font-size-asian="14pt" style:language-asian="nl" style:country-asian="NL" style:font-style-asian="italic" style:font-weight-asian="bold" style:font-name-complex="F" style:font-size-complex="14pt"/>
    </style:style>
    <style:style style:name="_3c_code_3e_" style:display-name="&lt;code&gt;" style:family="text" style:parent-style-name="Default_20_Paragraph_20_Font">
      <style:text-properties fo:color="#0070c0" style:font-name="Courier New" style:font-name-asian="Times New Roman" style:font-name-complex="Courier New1"/>
    </style:style>
    <style:style style:name="Koptekst_20_Char" style:display-name="Koptekst Char" style:family="text" style:parent-style-name="Default_20_Paragraph_20_Font">
      <style:text-properties style:font-name="Arial1" fo:font-size="9pt" fo:font-weight="bold" style:font-size-asian="9pt" style:language-asian="nl" style:country-asian="NL" style:font-weight-asian="bold" style:font-name-complex="F" style:font-size-complex="11pt"/>
    </style:style>
    <style:style style:name="Voettekst_20_Char" style:display-name="Voettekst Char" style:family="text" style:parent-style-name="Default_20_Paragraph_20_Font">
      <style:text-properties style:font-name="Arial1" fo:font-size="9pt" fo:font-weight="bold" style:font-size-asian="9pt" style:language-asian="nl" style:country-asian="NL" style:font-weight-asian="bold" style:font-name-complex="F" style:font-size-complex="11pt"/>
    </style:style>
    <style:style style:name="Kop_20_4_20_Char" style:display-name="Kop 4 Char" style:family="text" style:parent-style-name="Default_20_Paragraph_20_Font">
      <style:text-properties fo:color="#365f91" style:font-name="Trebuchet MS" fo:font-style="italic" style:language-asian="nl" style:country-asian="NL" style:font-style-asian="italic" style:font-name-complex="F" style:font-size-complex="11pt"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46in" fo:margin-bottom="0.9846in" fo:margin-left="1.3783in" fo:margin-right="0.9846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ené Bestebreurtje</meta:initial-creator>
    <meta:editing-cycles>29</meta:editing-cycles>
    <meta:creation-date>2019-08-20T08:07:00</meta:creation-date>
    <dc:date>2019-09-30T13:49:14.53</dc:date>
    <meta:editing-duration>PT4M59S</meta:editing-duration>
    <meta:generator>OpenOffice/4.1.7$Win32 OpenOffice.org_project/417m1$Build-9800</meta:generator>
    <meta:document-statistic meta:table-count="0" meta:image-count="0" meta:object-count="0" meta:page-count="5" meta:paragraph-count="107" meta:word-count="1559" meta:character-count="9565"/>
    <meta:user-defined meta:name="AppVersion">16.0000</meta:user-defined>
    <meta:user-defined meta:name="Company">Stichting Jobsta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